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21-08-26 0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9-08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7-08-01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5-08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3-07-2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2-07-1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1-07-1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10-07-0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9-07-15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8-07-2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7-07-10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6-07-12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5-07-13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5-05-1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5-03-1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5-01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11-09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09-01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07-1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04-02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01-16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2004-01-13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9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96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94-08-16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9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2</text:p>
          </table:table-cell>
          <table:table-cell office:value-type="string" calcext:value-type="string">
            <text:p>198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